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opacity="100%" draw:textarea-horizontal-align="justify" draw:textarea-vertical-align="middle" draw:auto-grow-height="false" fo:min-height="10.037cm" fo:min-width="17.788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6.051cm"/>
    </style:style>
    <style:style style:name="gr3" style:family="graphic" style:parent-style-name="standard">
      <style:graphic-properties draw:fill="none" draw:opacity="100%" draw:textarea-horizontal-align="justify" draw:textarea-vertical-align="middle" draw:auto-grow-height="false" fo:min-height="5.465cm" fo:min-width="6.4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27cm"/>
    </style:style>
    <style:style style:name="gr7" style:family="graphic" style:parent-style-name="standard">
      <style:graphic-properties draw:fill="none" draw:opacity="100%" draw:textarea-horizontal-align="justify" draw:textarea-vertical-align="middle" draw:auto-grow-height="false" fo:min-height="0.639cm" fo:min-width="2.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74cm"/>
    </style:style>
    <style:style style:name="gr10" style:family="graphic" style:parent-style-name="standard">
      <style:graphic-properties draw:fill="none" draw:opacity="100%" draw:textarea-horizontal-align="justify" draw:textarea-vertical-align="middle" draw:auto-grow-height="false" fo:min-height="0.639cm" fo:min-width="4.8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cm"/>
    </style:style>
    <style:style style:name="gr15" style:family="graphic" style:parent-style-name="standard">
      <style:graphic-properties draw:fill="none" draw:opacity="100%" draw:textarea-horizontal-align="justify" draw:textarea-vertical-align="middle" draw:auto-grow-height="false" fo:min-height="6.989cm" fo:min-width="6.4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7" style:family="graphic" style:parent-style-name="standard">
      <style:graphic-properties draw:fill="none" draw:opacity="100%" draw:textarea-horizontal-align="justify" draw:textarea-vertical-align="middle" draw:auto-grow-height="false" fo:min-height="10.799cm" fo:min-width="17.7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67cm"/>
    </style:style>
    <style:style style:name="gr19" style:family="graphic" style:parent-style-name="standard">
      <style:graphic-properties draw:fill="none" draw:opacity="100%" draw:textarea-horizontal-align="justify" draw:textarea-vertical-align="middle" draw:auto-grow-height="false" fo:min-height="6.735cm" fo:min-width="6.6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0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</style:style>
    <style:style style:name="gr22" style:family="graphic" style:parent-style-name="standard">
      <style:graphic-properties draw:fill="none" draw:opacity="100%" draw:textarea-horizontal-align="justify" draw:textarea-vertical-align="middle" draw:auto-grow-height="false" fo:min-height="5.592cm" fo:min-width="8.39cm"/>
    </style:style>
    <style:style style:name="gr23" style:family="graphic" style:parent-style-name="standard">
      <style:graphic-properties draw:fill="none" draw:opacity="100%" draw:textarea-horizontal-align="justify" draw:textarea-vertical-align="middle" draw:auto-grow-height="false" fo:min-height="0.258cm" fo:min-width="0.00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1.755cm"/>
    </style:style>
    <style:style style:name="gr2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3.964cm"/>
    </style:style>
    <style:style style:name="gr28" style:family="graphic" style:parent-style-name="standard">
      <style:graphic-properties draw:fill="none" draw:opacity="100%" draw:textarea-horizontal-align="justify" draw:textarea-vertical-align="middle" draw:auto-grow-height="false" fo:min-height="9.275cm" fo:min-width="16.645cm"/>
    </style:style>
    <style:style style:name="gr29" style:family="graphic" style:parent-style-name="standard">
      <style:graphic-properties draw:fill="none" draw:opacity="100%" draw:textarea-horizontal-align="justify" draw:textarea-vertical-align="middle" draw:auto-grow-height="false" fo:min-height="6.735cm" fo:min-width="15.24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5cm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4.71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66cm"/>
    </style:style>
    <style:style style:name="gr34" style:family="graphic" style:parent-style-name="standard">
      <style:graphic-properties draw:fill="none" draw:opacity="100%" draw:textarea-horizontal-align="justify" draw:textarea-vertical-align="middle" draw:auto-grow-height="false" fo:min-height="0.639cm" fo:min-width="6.73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2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 draw:fill-color="#ffffff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88cm" svg:height="10.287cm" svg:x="1.127cm" svg:y="3.6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551cm" svg:height="0.725cm" svg:x="1.254cm" svg:y="2.905cm">
          <draw:text-box>
            <text:p><text:span text:style-name="T1">Quản lý Nhật ký phòng In</text:span></text:p>
          </draw:text-box>
        </draw:frame>
        <draw:custom-shape draw:style-name="gr3" draw:text-style-name="P1" draw:layer="layout" svg:width="6.985cm" svg:height="5.715cm" svg:x="1.635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004cm" svg:height="0.962cm" svg:x="1.679cm" svg:y="5.445cm">
          <draw:text-box>
            <text:p><text:span text:style-name="T1">DS Nhật Ký </text:span></text:p>
          </draw:text-box>
        </draw:frame>
        <draw:frame draw:style-name="gr5" draw:text-style-name="P3" draw:layer="layout" svg:width="3.144cm" svg:height="0.962cm" svg:x="5.616cm" svg:y="4.429cm">
          <draw:text-box>
            <text:p><text:span text:style-name="T2">Thêm Nhật ký</text:span></text:p>
          </draw:text-box>
        </draw:frame>
        <draw:frame draw:style-name="gr6" draw:text-style-name="P2" draw:layer="layout" svg:width="5.527cm" svg:height="0.962cm" svg:x="8.918cm" svg:y="5.191cm">
          <draw:text-box>
            <text:p><text:span text:style-name="T1">(chi tiết một nhật ký ở đây)</text:span></text:p>
          </draw:text-box>
        </draw:frame>
        <draw:custom-shape draw:style-name="gr7" draw:text-style-name="P1" draw:layer="layout" svg:width="2.54cm" svg:height="0.889cm" svg:x="9.636cm" svg:y="12.811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286cm" svg:height="0.962cm" svg:x="9.763cm" svg:y="12.865cm">
          <draw:text-box>
            <text:p text:style-name="P4"><text:span text:style-name="T1">Đóng</text:span></text:p>
          </draw:text-box>
        </draw:frame>
        <draw:frame draw:style-name="gr9" draw:text-style-name="P6" draw:layer="layout" svg:width="5.874cm" svg:height="0.962cm" svg:x="0.841cm" svg:y="0.927cm">
          <draw:text-box>
            <text:p><text:span text:style-name="T3">Thiết kế giao diện</text:span></text:p>
          </draw:text-box>
        </draw:frame>
        <draw:frame draw:style-name="gr9" draw:text-style-name="P7" draw:layer="layout" svg:width="5.874cm" svg:height="0.962cm" svg:x="6.715cm" svg:y="0.927cm">
          <draw:text-box>
            <text:p><text:span text:style-name="T4">Nhật ký phòng in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8.288cm" svg:height="10.287cm" svg:x="1.127cm" svg:y="3.6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551cm" svg:height="0.725cm" svg:x="1.254cm" svg:y="2.905cm">
          <draw:text-box>
            <text:p><text:span text:style-name="T1">Thêm Nhật ký phòng In</text:span></text:p>
          </draw:text-box>
        </draw:frame>
        <draw:frame draw:style-name="gr6" draw:text-style-name="P2" draw:layer="layout" svg:width="5.527cm" svg:height="0.962cm" svg:x="2.397cm" svg:y="4.864cm">
          <draw:text-box>
            <text:p><text:span text:style-name="T1">(chi tiết một nhật ký ở đây)</text:span></text:p>
          </draw:text-box>
        </draw:frame>
        <draw:custom-shape draw:style-name="gr7" draw:text-style-name="P1" draw:layer="layout" svg:width="2.54cm" svg:height="0.889cm" svg:x="11.287cm" svg:y="12.557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286cm" svg:height="0.962cm" svg:x="11.414cm" svg:y="12.611cm">
          <draw:text-box>
            <text:p text:style-name="P4"><text:span text:style-name="T1">Lưu</text:span></text:p>
          </draw:text-box>
        </draw:frame>
        <draw:custom-shape draw:style-name="gr7" draw:text-style-name="P1" draw:layer="layout" svg:width="2.54cm" svg:height="0.889cm" svg:x="8.239cm" svg:y="12.557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286cm" svg:height="0.962cm" svg:x="8.366cm" svg:y="12.611cm">
          <draw:text-box>
            <text:p text:style-name="P4"><text:span text:style-name="T1">Hủy</text:span></text:p>
          </draw:text-box>
        </draw:frame>
        <draw:frame draw:style-name="gr9" draw:text-style-name="P6" draw:layer="layout" svg:width="5.874cm" svg:height="0.962cm" svg:x="0.841cm" svg:y="0.927cm">
          <draw:text-box>
            <text:p><text:span text:style-name="T3">Thiết kế giao diện</text:span></text:p>
          </draw:text-box>
        </draw:frame>
        <draw:frame draw:style-name="gr9" draw:text-style-name="P7" draw:layer="layout" svg:width="5.874cm" svg:height="0.962cm" svg:x="6.715cm" svg:y="0.927cm">
          <draw:text-box>
            <text:p><text:span text:style-name="T4">Nhật ký phòng in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8.288cm" svg:height="10.287cm" svg:x="1.381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334cm" svg:height="0.889cm" svg:x="4.81cm" svg:y="5.245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694cm" svg:height="0.962cm" svg:x="2.149cm" svg:y="3.667cm">
          <draw:text-box>
            <text:p><text:span text:style-name="T1">Nhật ký phòng in</text:span></text:p>
          </draw:text-box>
        </draw:frame>
        <draw:frame draw:style-name="gr12" draw:text-style-name="P2" draw:layer="layout" svg:width="3.978cm" svg:height="0.962cm" svg:x="5.912cm" svg:y="3.714cm">
          <draw:text-box>
            <text:p><text:span text:style-name="T1">Vd: nhật ký kỳ abc</text:span></text:p>
          </draw:text-box>
        </draw:frame>
        <draw:frame draw:style-name="gr13" draw:text-style-name="P2" draw:layer="layout" svg:width="2.572cm" svg:height="0.962cm" svg:x="2.397cm" svg:y="5.245cm">
          <draw:text-box>
            <text:p><text:span text:style-name="T1">Ngày</text:span></text:p>
          </draw:text-box>
        </draw:frame>
        <draw:frame draw:style-name="gr14" draw:text-style-name="P2" draw:layer="layout" svg:width="2.75cm" svg:height="0.962cm" svg:x="2.651cm" svg:y="6.642cm">
          <draw:text-box>
            <text:p><text:span text:style-name="T1">(…...)</text:span></text:p>
          </draw:text-box>
        </draw:frame>
        <draw:frame draw:style-name="gr9" draw:text-style-name="P6" draw:layer="layout" svg:width="5.874cm" svg:height="0.962cm" svg:x="0.842cm" svg:y="0.928cm">
          <draw:text-box>
            <text:p><text:span text:style-name="T3">Thiết kế giao diện</text:span></text:p>
          </draw:text-box>
        </draw:frame>
        <draw:frame draw:style-name="gr9" draw:text-style-name="P7" draw:layer="layout" svg:width="5.874cm" svg:height="0.962cm" svg:x="6.969cm" svg:y="1.054cm">
          <draw:text-box>
            <text:p><text:span text:style-name="T4">Quản lý Nhật ký ngày</text:span></text:p>
          </draw:text-box>
        </draw:frame>
        <draw:custom-shape draw:style-name="gr7" draw:text-style-name="P1" draw:layer="layout" svg:width="2.54cm" svg:height="0.889cm" svg:x="7.985cm" svg:y="9.89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286cm" svg:height="0.962cm" svg:x="7.985cm" svg:y="9.763cm">
          <draw:text-box>
            <text:p text:style-name="P4"><text:span text:style-name="T1">Thêm</text:span></text:p>
          </draw:text-box>
        </draw:frame>
        <draw:custom-shape draw:style-name="gr7" draw:text-style-name="P1" draw:layer="layout" svg:width="2.54cm" svg:height="0.889cm" svg:x="8.112cm" svg:y="11.668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286cm" svg:height="0.962cm" svg:x="9.128cm" svg:y="11.795cm">
          <draw:text-box>
            <text:p text:style-name="P4"><text:span text:style-name="T1">Đóng</text:span></text:p>
          </draw:text-box>
        </draw:frame>
        <draw:custom-shape draw:style-name="gr15" draw:text-style-name="P1" draw:layer="layout" svg:width="6.985cm" svg:height="7.239cm" svg:x="11.795cm" svg:y="3.667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3.741cm" svg:height="0.962cm" svg:x="11.922cm" svg:y="3.721cm">
          <draw:text-box>
            <text:p><text:span text:style-name="T1">DS nhật ký ngày </text:span></text:p>
          </draw:text-box>
        </draw:frame>
      </draw:page>
      <draw:page draw:name="page4" draw:style-name="dp1" draw:master-page-name="Default">
        <draw:custom-shape draw:style-name="gr17" draw:text-style-name="P1" draw:layer="layout" svg:width="18.288cm" svg:height="11.049cm" svg:x="1.762cm" svg:y="2.778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2.572cm" svg:height="0.962cm" svg:x="2.127cm" svg:y="3.213cm">
          <draw:text-box>
            <text:p><text:span text:style-name="T1">NHẬT KÝ</text:span></text:p>
          </draw:text-box>
        </draw:frame>
        <draw:frame draw:style-name="gr13" draw:text-style-name="P2" draw:layer="layout" svg:width="2.572cm" svg:height="0.962cm" svg:x="7.572cm" svg:y="3.159cm">
          <draw:text-box>
            <text:p><text:span text:style-name="T1">Ngày</text:span></text:p>
          </draw:text-box>
        </draw:frame>
        <draw:frame draw:style-name="gr13" draw:text-style-name="P2" draw:layer="layout" svg:width="2.572cm" svg:height="0.962cm" svg:x="4.937cm" svg:y="3.213cm">
          <draw:text-box>
            <text:p><text:span text:style-name="T1">Tên NK</text:span></text:p>
          </draw:text-box>
        </draw:frame>
        <draw:frame draw:style-name="gr18" draw:text-style-name="P2" draw:layer="layout" svg:width="2.667cm" svg:height="0.962cm" svg:x="9.89cm" svg:y="3.159cm">
          <draw:text-box>
            <text:p><text:span text:style-name="T1">Tên máy In</text:span></text:p>
          </draw:text-box>
        </draw:frame>
        <draw:custom-shape draw:style-name="gr19" draw:text-style-name="P1" draw:layer="layout" svg:width="7.112cm" svg:height="6.985cm" svg:x="2.734cm" svg:y="5.572cm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5.108cm" svg:height="0.962cm" svg:x="2.905cm" svg:y="5.88cm">
          <draw:text-box>
            <text:p><text:span text:style-name="T1">DSNK Bai In đang xử lý </text:span></text:p>
          </draw:text-box>
        </draw:frame>
        <draw:frame draw:style-name="gr21" draw:text-style-name="P2" draw:layer="layout" svg:width="4.447cm" svg:height="0.962cm" svg:x="10.398cm" svg:y="5.699cm">
          <draw:text-box>
            <text:p><text:span text:style-name="T1">Chi tiết nhật ký bài in</text:span></text:p>
          </draw:text-box>
        </draw:frame>
        <draw:custom-shape draw:style-name="gr22" draw:text-style-name="P1" draw:layer="layout" svg:width="8.89cm" svg:height="5.842cm" svg:x="10.354cm" svg:y="5.6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4cm" svg:height="0.889cm" svg:x="9.382cm" svg:y="12.68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508cm" svg:height="0.508cm" svg:x="6.671cm" svg:y="4.81cm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3.224cm" svg:height="0.962cm" svg:x="7.223cm" svg:y="4.81cm">
          <draw:text-box>
            <text:p><text:span text:style-name="T1">Bài In đã xong</text:span></text:p>
          </draw:text-box>
        </draw:frame>
        <draw:frame draw:style-name="gr25" draw:text-style-name="P3" draw:layer="layout" svg:width="4.35cm" svg:height="0.962cm" svg:x="2.524cm" svg:y="4.864cm">
          <draw:text-box>
            <text:p><text:span text:style-name="T2">Thêm Nhật ký Bài In</text:span></text:p>
          </draw:text-box>
        </draw:frame>
        <draw:custom-shape draw:style-name="gr7" draw:text-style-name="P1" draw:layer="layout" svg:width="2.54cm" svg:height="0.889cm" svg:x="10.271cm" svg:y="11.668cm">
          <text:p/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2.255cm" svg:height="0.708cm" svg:x="10.398cm" svg:y="11.722cm">
          <draw:text-box>
            <text:p><text:span text:style-name="T5">Xử lý bài in</text:span></text:p>
          </draw:text-box>
        </draw:frame>
        <draw:frame draw:style-name="gr27" draw:text-style-name="P2" draw:layer="layout" svg:width="4.464cm" svg:height="0.725cm" svg:x="2.016cm" svg:y="4.175cm">
          <draw:text-box>
            <text:p><text:span text:style-name="T1">(Tab) Hoạt động in</text:span></text:p>
          </draw:text-box>
        </draw:frame>
        <draw:custom-shape draw:style-name="gr28" draw:text-style-name="P1" draw:layer="layout" svg:width="17.145cm" svg:height="9.525cm" svg:x="2.905cm" svg:y="15.3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5.748cm" svg:height="6.985cm" svg:x="3.667cm" svg:y="17.256cm">
          <text:p/>
          <draw:enhanced-geometry svg:viewBox="0 0 21600 21600" draw:type="rectangle" draw:enhanced-path="M 0 0 L 21600 0 21600 21600 0 21600 0 0 Z N"/>
        </draw:custom-shape>
        <draw:frame draw:style-name="gr30" draw:text-style-name="P2" draw:layer="layout" svg:width="5.815cm" svg:height="0.962cm" svg:x="3.921cm" svg:y="17.764cm">
          <draw:text-box>
            <text:p><text:span text:style-name="T1">DSNK Bai In đang chờ vô in</text:span></text:p>
          </draw:text-box>
        </draw:frame>
        <draw:frame draw:style-name="gr31" draw:text-style-name="P2" draw:layer="layout" svg:width="5.218cm" svg:height="0.725cm" svg:x="3.54cm" svg:y="16.404cm">
          <draw:text-box>
            <text:p><text:span text:style-name="T1">(Tab) DS Bài in chơ vô iǹ</text:span></text:p>
          </draw:text-box>
        </draw:frame>
        <draw:frame draw:style-name="gr9" draw:text-style-name="P9" draw:layer="layout" svg:width="5.874cm" svg:height="0.962cm" svg:x="1cm" svg:y="1.054cm">
          <draw:text-box>
            <text:p><text:span text:style-name="T6">Thiết kế giao diện</text:span></text:p>
          </draw:text-box>
        </draw:frame>
        <draw:frame draw:style-name="gr9" draw:text-style-name="P7" draw:layer="layout" svg:width="5.874cm" svg:height="0.962cm" svg:x="6.969cm" svg:y="1.054cm">
          <draw:text-box>
            <text:p><text:span text:style-name="T4">Bảng điều khiển máy in</text:span></text:p>
          </draw:text-box>
        </draw:frame>
        <draw:frame draw:style-name="gr26" draw:text-style-name="P8" draw:layer="layout" svg:width="2.255cm" svg:height="0.708cm" svg:x="10.017cm" svg:y="12.865cm">
          <draw:text-box>
            <text:p><text:span text:style-name="T5">Đóng</text:span></text:p>
          </draw:text-box>
        </draw:frame>
      </draw:page>
      <draw:page draw:name="page5" draw:style-name="dp1" draw:master-page-name="Default">
        <draw:frame draw:style-name="gr32" draw:text-style-name="P2" draw:layer="layout" svg:width="6.818cm" svg:height="0.962cm" svg:x="2.31cm" svg:y="6.134cm">
          <draw:text-box>
            <text:p><text:span text:style-name="T1">Chi tiết bài in</text:span></text:p>
          </draw:text-box>
        </draw:frame>
        <draw:frame draw:style-name="gr9" draw:text-style-name="P6" draw:layer="layout" svg:width="5.874cm" svg:height="0.962cm" svg:x="0.843cm" svg:y="0.928cm">
          <draw:text-box>
            <text:p><text:span text:style-name="T3">Thiết kế giao diện</text:span></text:p>
          </draw:text-box>
        </draw:frame>
        <draw:frame draw:style-name="gr9" draw:text-style-name="P7" draw:layer="layout" svg:width="5.874cm" svg:height="0.962cm" svg:x="6.97cm" svg:y="1.054cm">
          <draw:text-box>
            <text:p><text:span text:style-name="T4">Tạo Nhật ký bài in</text:span></text:p>
          </draw:text-box>
        </draw:frame>
        <draw:frame draw:style-name="gr33" draw:text-style-name="P2" draw:layer="layout" svg:width="3.766cm" svg:height="0.962cm" svg:x="1.762cm" svg:y="2.839cm">
          <draw:text-box>
            <text:p><text:span text:style-name="T1">Tên nhật ký ngày</text:span></text:p>
          </draw:text-box>
        </draw:frame>
        <draw:frame draw:style-name="gr13" draw:text-style-name="P2" draw:layer="layout" svg:width="2.572cm" svg:height="0.962cm" svg:x="5.525cm" svg:y="2.886cm">
          <draw:text-box>
            <text:p><text:span text:style-name="T1">Tex tên</text:span></text:p>
          </draw:text-box>
        </draw:frame>
        <draw:custom-shape draw:style-name="gr17" draw:text-style-name="P1" draw:layer="layout" svg:width="18.288cm" svg:height="11.049cm" svg:x="1cm" svg:y="2.3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4cm" svg:height="0.889cm" svg:x="11.287cm" svg:y="11.668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286cm" svg:height="0.962cm" svg:x="11.414cm" svg:y="11.722cm">
          <draw:text-box>
            <text:p text:style-name="P4"><text:span text:style-name="T1">Lưu</text:span></text:p>
          </draw:text-box>
        </draw:frame>
        <draw:custom-shape draw:style-name="gr7" draw:text-style-name="P1" draw:layer="layout" svg:width="2.54cm" svg:height="0.889cm" svg:x="8.239cm" svg:y="11.668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286cm" svg:height="0.962cm" svg:x="8.366cm" svg:y="11.722cm">
          <draw:text-box>
            <text:p text:style-name="P4"><text:span text:style-name="T1">Hủy</text:span></text:p>
          </draw:text-box>
        </draw:frame>
        <draw:custom-shape draw:style-name="gr34" draw:text-style-name="P1" draw:layer="layout" svg:width="7.239cm" svg:height="0.889cm" svg:x="2.27cm" svg:y="4.937cm">
          <text:p/>
          <draw:enhanced-geometry svg:viewBox="0 0 21600 21600" draw:type="rectangle" draw:enhanced-path="M 0 0 L 21600 0 21600 21600 0 21600 0 0 Z N"/>
        </draw:custom-shape>
        <draw:frame draw:style-name="gr35" draw:text-style-name="P2" draw:layer="layout" svg:width="2.653cm" svg:height="0.962cm" svg:x="2.03cm" svg:y="4.229cm">
          <draw:text-box>
            <text:p><text:span text:style-name="T1">Chọn bài in</text:span></text:p>
          </draw:text-box>
        </draw:frame>
      </draw:page>
      <draw:page draw:name="page6" draw:style-name="dp1" draw:master-page-name="Default">
        <draw:frame draw:style-name="gr9" draw:text-style-name="P6" draw:layer="layout" svg:width="5.874cm" svg:height="0.962cm" svg:x="0.844cm" svg:y="0.928cm">
          <draw:text-box>
            <text:p><text:span text:style-name="T3">Thiết kế giao diện</text:span></text:p>
          </draw:text-box>
        </draw:frame>
        <draw:frame draw:style-name="gr9" draw:text-style-name="P7" draw:layer="layout" svg:width="5.874cm" svg:height="0.962cm" svg:x="6.971cm" svg:y="1.054cm">
          <draw:text-box>
            <text:p><text:span text:style-name="T4">Xử lý bài in</text:span></text:p>
          </draw:text-box>
        </draw:frame>
        <draw:frame draw:style-name="gr13" draw:text-style-name="P2" draw:layer="layout" svg:width="2.572cm" svg:height="0.962cm" svg:x="1.763cm" svg:y="2.839cm">
          <draw:text-box>
            <text:p><text:span text:style-name="T1">Tên bài in</text:span></text:p>
          </draw:text-box>
        </draw:frame>
        <draw:frame draw:style-name="gr13" draw:text-style-name="P2" draw:layer="layout" svg:width="2.572cm" svg:height="0.962cm" svg:x="5.526cm" svg:y="2.886cm">
          <draw:text-box>
            <text:p><text:span text:style-name="T1">Tex tên</text:span></text:p>
          </draw:text-box>
        </draw:frame>
        <draw:custom-shape draw:style-name="gr17" draw:text-style-name="P1" draw:layer="layout" svg:width="18.288cm" svg:height="11.049cm" svg:x="1.001cm" svg:y="2.3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4cm" svg:height="0.889cm" svg:x="11.288cm" svg:y="11.668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286cm" svg:height="0.962cm" svg:x="11.415cm" svg:y="11.722cm">
          <draw:text-box>
            <text:p text:style-name="P4"><text:span text:style-name="T1">Lưu</text:span></text:p>
          </draw:text-box>
        </draw:frame>
        <draw:custom-shape draw:style-name="gr7" draw:text-style-name="P1" draw:layer="layout" svg:width="2.54cm" svg:height="0.889cm" svg:x="8.24cm" svg:y="11.668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286cm" svg:height="0.962cm" svg:x="8.367cm" svg:y="11.722cm">
          <draw:text-box>
            <text:p text:style-name="P4"><text:span text:style-name="T1">Hủy</text:span></text:p>
          </draw:text-box>
        </draw:frame>
        <draw:custom-shape draw:style-name="gr34" draw:text-style-name="P1" draw:layer="layout" svg:width="7.239cm" svg:height="0.889cm" svg:x="2.27cm" svg:y="5.064cm">
          <text:p/>
          <draw:enhanced-geometry svg:viewBox="0 0 21600 21600" draw:type="rectangle" draw:enhanced-path="M 0 0 L 21600 0 21600 21600 0 21600 0 0 Z N"/>
        </draw:custom-shape>
        <draw:frame draw:style-name="gr36" draw:text-style-name="P2" draw:layer="layout" svg:width="5.442cm" svg:height="0.962cm" svg:x="2.031cm" svg:y="4.229cm">
          <draw:text-box>
            <text:p><text:span text:style-name="T1">(các thông số cần đưa vô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09-17T19:09:24.495000000</dc:date>
    <meta:editing-duration>PT2H9M9S</meta:editing-duration>
    <meta:editing-cycles>34</meta:editing-cycles>
    <meta:document-statistic meta:object-count="79"/>
  </office:meta>
</office:document-meta>
</file>